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font-name="Liberation Sans Narrow"/>
    </style:style>
    <style:style style:name="ce2" style:family="table-cell" style:parent-style-name="Default">
      <style:table-cell-properties fo:background-color="#dddddd"/>
      <style:text-properties fo:color="#000000" style:font-name="Liberation Sans Narrow"/>
    </style:style>
    <style:style style:name="ce3" style:family="table-cell" style:parent-style-name="Default">
      <style:table-cell-properties fo:background-color="#dddddd" fo:wrap-option="wrap"/>
      <style:text-properties fo:color="#000000" style:text-outline="false" style:text-line-through-style="none" style:text-line-through-type="none" style:font-name="Liberation Sans Narrow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Roll Number</text:p>
          </table:table-cell>
          <table:table-cell office:value-type="string" calcext:value-type="string">
            <text:p>Helping TA Index</text:p>
          </table:table-cell>
          <table:table-cell/>
          <table:table-cell office:value-type="string" calcext:value-type="string">
            <text:p>TA Name</text:p>
          </table:table-cell>
          <table:table-cell office:value-type="string" calcext:value-type="string">
            <text:p>Index Number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00070019" calcext:value-type="float">
            <text:p>100070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mit Kapadi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mailto:150110061@iitb.ac.in" xlink:type="simple">150110061@iitb.ac.in</text:a></text:p>
          </table:table-cell>
        </table:table-row>
        <table:table-row table:style-name="ro1">
          <table:table-cell office:value-type="float" office:value="134076027" calcext:value-type="float">
            <text:p>1340760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irudh Yadik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mailto:anirudh.aky@iitb.ac.in" xlink:type="simple">anirudh.aky@iitb.ac.in</text:a></text:p>
          </table:table-cell>
        </table:table-row>
        <table:table-row table:style-name="ro1">
          <table:table-cell office:value-type="float" office:value="144070016" calcext:value-type="float">
            <text:p>144070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anav Poduwal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 <text:a xlink:href="mailto:150110007@iitb.ac.in" xlink:type="simple">150110007@iitb.ac.in</text:a></text:p>
          </table:table-cell>
        </table:table-row>
        <table:table-row table:style-name="ro1">
          <table:table-cell office:value-type="float" office:value="150110036" calcext:value-type="float">
            <text:p>150110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rshan Tank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0020012@iitb.ac.in</text:p>
          </table:table-cell>
        </table:table-row>
        <table:table-row table:style-name="ro1">
          <table:table-cell office:value-type="float" office:value="153170003" calcext:value-type="float">
            <text:p>153170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rey Paharia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5d070023@iitb.ac.in</text:p>
          </table:table-cell>
        </table:table-row>
        <table:table-row table:style-name="ro1">
          <table:table-cell office:value-type="float" office:value="160010001" calcext:value-type="float">
            <text:p>160010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okund Sureka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mailto:15D070053@iitb.ac.in" xlink:type="simple">15D070053@iitb.ac.in</text:a></text:p>
          </table:table-cell>
        </table:table-row>
        <table:table-row table:style-name="ro1">
          <table:table-cell office:value-type="float" office:value="160020009" calcext:value-type="float">
            <text:p>160020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an Jaiswal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a xlink:href="mailto:namanjaswani@iitb.ac.in" xlink:type="simple">namanjaswani@iitb.ac.in</text:a></text:p>
          </table:table-cell>
        </table:table-row>
        <table:table-row table:style-name="ro1">
          <table:table-cell office:value-type="float" office:value="160020048" calcext:value-type="float">
            <text:p>1600200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040010" calcext:value-type="float">
            <text:p>1600400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070033" calcext:value-type="float">
            <text:p>1600700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00009" calcext:value-type="float">
            <text:p>1601000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00023" calcext:value-type="float">
            <text:p>1601000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00029" calcext:value-type="float">
            <text:p>1601000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00032" calcext:value-type="float">
            <text:p>1601000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00081" calcext:value-type="float">
            <text:p>1601000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00091" calcext:value-type="float">
            <text:p>1601000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110078" calcext:value-type="float">
            <text:p>1601100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260002" calcext:value-type="float">
            <text:p>160260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260005" calcext:value-type="float">
            <text:p>1602600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260018" calcext:value-type="float">
            <text:p>1602600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260029" calcext:value-type="float">
            <text:p>1602600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046009" calcext:value-type="float">
            <text:p>1640460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070010" calcext:value-type="float">
            <text:p>1640700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100025" calcext:value-type="float">
            <text:p>1641000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20023" calcext:value-type="float">
            <text:p>1700200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20025" calcext:value-type="float">
            <text:p>1700200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40095" calcext:value-type="float">
            <text:p>1700400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50075" calcext:value-type="float">
            <text:p>1700500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17" calcext:value-type="float">
            <text:p>1700700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35" calcext:value-type="float">
            <text:p>1700700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40" calcext:value-type="float">
            <text:p>1700700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48" calcext:value-type="float">
            <text:p>1700700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49" calcext:value-type="float">
            <text:p>1700700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52" calcext:value-type="float">
            <text:p>1700700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070053" calcext:value-type="float">
            <text:p>1700700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00016" calcext:value-type="float">
            <text:p>1701000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00051" calcext:value-type="float">
            <text:p>17010005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11" calcext:value-type="float">
            <text:p>1701100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27" calcext:value-type="float">
            <text:p>1701100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40" calcext:value-type="float">
            <text:p>1701100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42" calcext:value-type="float">
            <text:p>1701100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58" calcext:value-type="float">
            <text:p>1701100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62" calcext:value-type="float">
            <text:p>17011006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110069" calcext:value-type="float">
            <text:p>1701100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260040" calcext:value-type="float">
            <text:p>17026004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074015" calcext:value-type="float">
            <text:p>1730740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074017" calcext:value-type="float">
            <text:p>1730740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074018" calcext:value-type="float">
            <text:p>1730740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079004" calcext:value-type="float">
            <text:p>1730790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109004" calcext:value-type="float">
            <text:p>1731090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190023" calcext:value-type="float">
            <text:p>1731900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4024003" calcext:value-type="float">
            <text:p>1740240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4070023" calcext:value-type="float">
            <text:p>1740700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4114003" calcext:value-type="float">
            <text:p>1741140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0070068" calcext:value-type="float">
            <text:p>18007006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16" calcext:value-type="float">
            <text:p>1830200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22" calcext:value-type="float">
            <text:p>1830200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48" calcext:value-type="float">
            <text:p>18302004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49" calcext:value-type="float">
            <text:p>18302004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54" calcext:value-type="float">
            <text:p>18302005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60" calcext:value-type="float">
            <text:p>18302006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62" calcext:value-type="float">
            <text:p>18302006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20063" calcext:value-type="float">
            <text:p>18302006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60023" calcext:value-type="float">
            <text:p>1830600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0010" calcext:value-type="float">
            <text:p>1830700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4007" calcext:value-type="float">
            <text:p>18307400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4008" calcext:value-type="float">
            <text:p>1830740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4020" calcext:value-type="float">
            <text:p>18307402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4023" calcext:value-type="float">
            <text:p>1830740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6003" calcext:value-type="float">
            <text:p>18307600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9005" calcext:value-type="float">
            <text:p>18307900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9008" calcext:value-type="float">
            <text:p>1830790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9012" calcext:value-type="float">
            <text:p>1830790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9014" calcext:value-type="float">
            <text:p>1830790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9015" calcext:value-type="float">
            <text:p>1830790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3079016" calcext:value-type="float">
            <text:p>1830790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079018" calcext:value-type="float">
            <text:p>18307901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079026" calcext:value-type="float">
            <text:p>18307902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079032" calcext:value-type="float">
            <text:p>1830790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079035" calcext:value-type="float">
            <text:p>1830790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079037" calcext:value-type="float">
            <text:p>18307903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00024" calcext:value-type="float">
            <text:p>1831000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02002" calcext:value-type="float">
            <text:p>183102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04007" calcext:value-type="float">
            <text:p>18310400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09002" calcext:value-type="float">
            <text:p>183109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09007" calcext:value-type="float">
            <text:p>18310900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22" calcext:value-type="float">
            <text:p>1831100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29" calcext:value-type="float">
            <text:p>1831100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33" calcext:value-type="float">
            <text:p>18311003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37" calcext:value-type="float">
            <text:p>18311003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39" calcext:value-type="float">
            <text:p>18311003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41" calcext:value-type="float">
            <text:p>18311004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0042" calcext:value-type="float">
            <text:p>18311004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4004" calcext:value-type="float">
            <text:p>1831140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14005" calcext:value-type="float">
            <text:p>1831140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170017" calcext:value-type="float">
            <text:p>18317001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230015" calcext:value-type="float">
            <text:p>1832300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234001" calcext:value-type="float">
            <text:p>1832340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236001" calcext:value-type="float">
            <text:p>1832360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300024" calcext:value-type="float">
            <text:p>1833000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3310019" calcext:value-type="float">
            <text:p>1833100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070003" calcext:value-type="float">
            <text:p>1840700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070004" calcext:value-type="float">
            <text:p>1840700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070023" calcext:value-type="float">
            <text:p>1840700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070024" calcext:value-type="float">
            <text:p>18407002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070025" calcext:value-type="float">
            <text:p>18407002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100002" calcext:value-type="float">
            <text:p>184100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100022" calcext:value-type="float">
            <text:p>1841000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104001" calcext:value-type="float">
            <text:p>1841040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106002" calcext:value-type="float">
            <text:p>184106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230004" calcext:value-type="float">
            <text:p>1842300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4360005" calcext:value-type="float">
            <text:p>1843600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10003" calcext:value-type="float">
            <text:p>1930100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10045" calcext:value-type="float">
            <text:p>19301004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11002" calcext:value-type="float">
            <text:p>193011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12003" calcext:value-type="float">
            <text:p>1930120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14" calcext:value-type="float">
            <text:p>1930200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19" calcext:value-type="float">
            <text:p>1930200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22" calcext:value-type="float">
            <text:p>1930200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36" calcext:value-type="float">
            <text:p>19302003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44" calcext:value-type="float">
            <text:p>1930200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50" calcext:value-type="float">
            <text:p>1930200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51" calcext:value-type="float">
            <text:p>19302005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52" calcext:value-type="float">
            <text:p>1930200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20056" calcext:value-type="float">
            <text:p>19302005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54001" calcext:value-type="float">
            <text:p>1930540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1" calcext:value-type="float">
            <text:p>1930700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2" calcext:value-type="float">
            <text:p>193070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3" calcext:value-type="float">
            <text:p>1930700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5" calcext:value-type="float">
            <text:p>1930700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6" calcext:value-type="float">
            <text:p>1930700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7" calcext:value-type="float">
            <text:p>19307000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8" calcext:value-type="float">
            <text:p>19307000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09" calcext:value-type="float">
            <text:p>19307000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10" calcext:value-type="float">
            <text:p>1930700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11" calcext:value-type="float">
            <text:p>19307001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13" calcext:value-type="float">
            <text:p>1930700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17" calcext:value-type="float">
            <text:p>19307001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19" calcext:value-type="float">
            <text:p>19307001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20" calcext:value-type="float">
            <text:p>19307002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21" calcext:value-type="float">
            <text:p>19307002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22" calcext:value-type="float">
            <text:p>19307002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50" calcext:value-type="float">
            <text:p>19307005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0058" calcext:value-type="float">
            <text:p>19307005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1003" calcext:value-type="float">
            <text:p>1930710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4005" calcext:value-type="float">
            <text:p>19307400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4007" calcext:value-type="float">
            <text:p>19307400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4015" calcext:value-type="float">
            <text:p>1930740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9001" calcext:value-type="float">
            <text:p>1930790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9002" calcext:value-type="float">
            <text:p>19307900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3079003" calcext:value-type="float">
            <text:p>19307900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04" calcext:value-type="float">
            <text:p>193079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05" calcext:value-type="float">
            <text:p>19307900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14" calcext:value-type="float">
            <text:p>1930790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15" calcext:value-type="float">
            <text:p>1930790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20" calcext:value-type="float">
            <text:p>1930790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24" calcext:value-type="float">
            <text:p>1930790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079032" calcext:value-type="float">
            <text:p>19307903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10" calcext:value-type="float">
            <text:p>1931000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11" calcext:value-type="float">
            <text:p>19310001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24" calcext:value-type="float">
            <text:p>19310002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25" calcext:value-type="float">
            <text:p>19310002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26" calcext:value-type="float">
            <text:p>1931000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35" calcext:value-type="float">
            <text:p>19310003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53" calcext:value-type="float">
            <text:p>19310005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59" calcext:value-type="float">
            <text:p>19310005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63" calcext:value-type="float">
            <text:p>19310006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64" calcext:value-type="float">
            <text:p>1931000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65" calcext:value-type="float">
            <text:p>19310006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68" calcext:value-type="float">
            <text:p>19310006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69" calcext:value-type="float">
            <text:p>19310006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71" calcext:value-type="float">
            <text:p>19310007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73" calcext:value-type="float">
            <text:p>19310007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76" calcext:value-type="float">
            <text:p>1931000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0081" calcext:value-type="float">
            <text:p>19310008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9004" calcext:value-type="float">
            <text:p>193109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9007" calcext:value-type="float">
            <text:p>19310900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09009" calcext:value-type="float">
            <text:p>1931090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04" calcext:value-type="float">
            <text:p>193110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07" calcext:value-type="float">
            <text:p>19311000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09" calcext:value-type="float">
            <text:p>1931100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13" calcext:value-type="float">
            <text:p>19311001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20" calcext:value-type="float">
            <text:p>19311002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21" calcext:value-type="float">
            <text:p>19311002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26" calcext:value-type="float">
            <text:p>1931100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28" calcext:value-type="float">
            <text:p>1931100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29" calcext:value-type="float">
            <text:p>19311002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33" calcext:value-type="float">
            <text:p>1931100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34" calcext:value-type="float">
            <text:p>19311003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35" calcext:value-type="float">
            <text:p>19311003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37" calcext:value-type="float">
            <text:p>19311003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39" calcext:value-type="float">
            <text:p>19311003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0" calcext:value-type="float">
            <text:p>19311004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1" calcext:value-type="float">
            <text:p>19311004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2" calcext:value-type="float">
            <text:p>19311004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3" calcext:value-type="float">
            <text:p>19311004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4" calcext:value-type="float">
            <text:p>1931100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5" calcext:value-type="float">
            <text:p>19311004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6" calcext:value-type="float">
            <text:p>19311004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47" calcext:value-type="float">
            <text:p>19311004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54" calcext:value-type="float">
            <text:p>19311005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56" calcext:value-type="float">
            <text:p>1931100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58" calcext:value-type="float">
            <text:p>19311005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60" calcext:value-type="float">
            <text:p>19311006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61" calcext:value-type="float">
            <text:p>19311006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0064" calcext:value-type="float">
            <text:p>19311006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14003" calcext:value-type="float">
            <text:p>19311400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04" calcext:value-type="float">
            <text:p>193170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05" calcext:value-type="float">
            <text:p>19317000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06" calcext:value-type="float">
            <text:p>19317000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07" calcext:value-type="float">
            <text:p>19317000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09" calcext:value-type="float">
            <text:p>19317000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10" calcext:value-type="float">
            <text:p>1931700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11" calcext:value-type="float">
            <text:p>19317001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14" calcext:value-type="float">
            <text:p>1931700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16" calcext:value-type="float">
            <text:p>1931700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17" calcext:value-type="float">
            <text:p>19317001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18" calcext:value-type="float">
            <text:p>1931700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22" calcext:value-type="float">
            <text:p>1931700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23" calcext:value-type="float">
            <text:p>1931700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0026" calcext:value-type="float">
            <text:p>19317002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71002" calcext:value-type="float">
            <text:p>19317100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90001" calcext:value-type="float">
            <text:p>19319000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90004" calcext:value-type="float">
            <text:p>1931900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90005" calcext:value-type="float">
            <text:p>19319000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3190009" calcext:value-type="float">
            <text:p>19319000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190011" calcext:value-type="float">
            <text:p>1931900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191001" calcext:value-type="float">
            <text:p>193191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30001" calcext:value-type="float">
            <text:p>193230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30004" calcext:value-type="float">
            <text:p>1932300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30007" calcext:value-type="float">
            <text:p>19323000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34001" calcext:value-type="float">
            <text:p>193234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34002" calcext:value-type="float">
            <text:p>193234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236001" calcext:value-type="float">
            <text:p>193236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00015" calcext:value-type="float">
            <text:p>1933000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00018" calcext:value-type="float">
            <text:p>19330001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00020" calcext:value-type="float">
            <text:p>19330002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00022" calcext:value-type="float">
            <text:p>19330002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00024" calcext:value-type="float">
            <text:p>19330002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50019" calcext:value-type="float">
            <text:p>1933500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1" calcext:value-type="float">
            <text:p>193370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2" calcext:value-type="float">
            <text:p>193370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3" calcext:value-type="float">
            <text:p>19337000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4" calcext:value-type="float">
            <text:p>1933700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5" calcext:value-type="float">
            <text:p>19337000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6" calcext:value-type="float">
            <text:p>19337000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7" calcext:value-type="float">
            <text:p>19337000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3370008" calcext:value-type="float">
            <text:p>1933700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40002" calcext:value-type="float">
            <text:p>194040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0009" calcext:value-type="float">
            <text:p>19405000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0010" calcext:value-type="float">
            <text:p>1940500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0011" calcext:value-type="float">
            <text:p>1940500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0012" calcext:value-type="float">
            <text:p>19405001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0013" calcext:value-type="float">
            <text:p>19405001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7002" calcext:value-type="float">
            <text:p>194057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58001" calcext:value-type="float">
            <text:p>194058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60003" calcext:value-type="float">
            <text:p>19406000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70006" calcext:value-type="float">
            <text:p>19407000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70026" calcext:value-type="float">
            <text:p>19407002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72001" calcext:value-type="float">
            <text:p>194072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76011" calcext:value-type="float">
            <text:p>19407601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076017" calcext:value-type="float">
            <text:p>1940760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100001" calcext:value-type="float">
            <text:p>19410000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100021" calcext:value-type="float">
            <text:p>1941000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193002" calcext:value-type="float">
            <text:p>194193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4230004" calcext:value-type="float">
            <text:p>1942300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95320003" calcext:value-type="float">
            <text:p>19532000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b0300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d07001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b0300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0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04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2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2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3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3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3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5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07006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000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000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1001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1002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7001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7001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17002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26000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26000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26000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d26001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307r01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307r02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b03000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07003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07005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07005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07005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07006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11000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d11000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0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0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0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0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1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1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2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2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2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3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07r03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310r00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b03002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b09000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0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0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0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0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1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1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19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307r021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v97205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v97205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v97205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v97205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v97205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v97206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104824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B3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 style:data-style-name="N2" text:time-value="14:33:08.762744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4:33:10.717716877</meta:creation-date>
    <meta:editing-duration>PT1M40S</meta:editing-duration>
    <meta:editing-cycles>3</meta:editing-cycles>
    <meta:generator>LibreOffice/5.1.6.2$Linux_X86_64 LibreOffice_project/10m0$Build-2</meta:generator>
    <dc:date>2020-02-07T14:34:49.379116434</dc:date>
    <meta:document-statistic meta:table-count="1" meta:cell-count="686" meta:object-count="0"/>
  </office:meta>
</office:document-meta>
</file>